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8cm" svg:height="1.027cm" draw:transform="rotate (-1.62420340190592) translate (6.95625332401741cm 3.0781328331483cm)" svg:viewBox="0 0 4579 1028" svg:d="M323 1028c240-5 1092-181 2208-218 1117-35 1530-23 2038-150 79-48-320-703-481-658-279 78-752 165-1661 192-909 30-2017 96-2299 141-283 47-43 700 195 693z">
          <text:p/>
        </draw:path>
        <draw:path draw:style-name="gr1" draw:text-style-name="P1" draw:layer="layout" svg:width="4.745cm" svg:height="2.914cm" draw:transform="skewX (-0.000174532925199434) rotate (-1.55247036964896) translate (6.11979190983259cm 3.27400540367419cm)" svg:viewBox="0 0 4746 2915" svg:d="M189 2795c411 25 1143 54 2443 114 1300 61 2218-353 2105-1373s-327-1226-408-1400c-80-174-801-209-758 63 142 301 327 645 392 1272 65 628-710 833-1673 811-963-24-1863-165-2153-194-184-19-198 691 52 707z">
          <text:p/>
        </draw:path>
        <draw:path draw:style-name="gr1" draw:text-style-name="P1" draw:layer="layout" svg:width="0.903cm" svg:height="0.661cm" draw:transform="skewX (0.00244346095279195) rotate (-2.1556561591382) translate (4.162640332617cm 3.40735618810029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6.7426577737704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6218244404371cm 6.95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8) rotate (-2.15652882376419) translate (6.8688736382087cm 7.2141954926457cm)" svg:viewBox="0 0 904 661" svg:d="M527 644c137-64 329-219 367-367 35-139-27-185-184-243-156-57-351-32-459-3-277 72-309 187-173 369s313 309 449 244z">
          <text:p/>
        </draw:path>
        <draw:path draw:style-name="gr2" draw:text-style-name="P2" draw:layer="layout" svg:width="2.592cm" svg:height="2.224cm" draw:transform="rotate (-0.438601241026176) translate (4.2080522500762cm 0.267446844621098cm)" svg:viewBox="0 0 2593 2225" svg:d="M1799 1998c590-350 823-1216 791-1730s-672-177-658 88 80 670-402 972c-483 301-832-7-1083-163s-661 529-312 810c348 282 1073 373 1664 23z">
          <text:p/>
        </draw:path>
        <draw:path draw:style-name="gr3" draw:text-style-name="P2" draw:layer="layout" svg:width="0.903cm" svg:height="0.661cm" draw:transform="rotate (-2.15757602131539) translate (4.2589911071038cm 1.5846151038323cm)" svg:viewBox="0 0 904 662" svg:d="M527 644c137-64 329-219 367-368 35-139-27-185-184-242-156-57-351-32-459-3-277 72-309 187-173 370 136 181 313 308 449 243z">
          <text:p/>
        </draw:path>
        <draw:path draw:style-name="gr4" draw:text-style-name="P2" draw:layer="layout" svg:width="0.903cm" svg:height="0.661cm" draw:transform="rotate (-2.15757602131539) translate (6.6259911071038cm 1.358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9:13.339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